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Times-Roman" svg:font-family="Times-Roman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3" style:family="paragraph" style:parent-style-name="Standard">
      <style:text-properties style:font-name="Courier New1" fo:font-size="10pt" style:font-size-asian="10pt" style:font-size-complex="10pt"/>
    </style:style>
    <style:style style:name="P4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5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Courier New1" fo:font-size="10pt" fo:letter-spacing="normal" style:letter-kerning="false" style:font-name-asian="Times-Roman" style:font-size-asian="10pt" style:font-name-complex="Times-Roman" style:font-size-complex="10pt"/>
    </style:style>
    <style:style style:name="P6" style:family="paragraph" style:parent-style-name="Standard">
      <style:paragraph-properties fo:margin-left="1.27cm" fo:margin-right="0cm" style:line-height-at-least="0.494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font-name="Courier New1" fo:font-size="10pt" style:font-size-asian="10pt" style:font-size-complex="10pt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Standard">
      <style:paragraph-properties fo:margin-left="1.27cm" fo:margin-right="0cm" style:line-height-at-least="0.494cm" fo:text-indent="-1.27cm" style:auto-text-indent="false" fo:padding="0.074cm" fo:border-left="none" fo:border-right="none" fo:border-top="none" fo:border-bottom="0.002cm solid #000000" style:text-autospace="none" style:join-border="fals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Courier New1" fo:font-size="10pt" fo:letter-spacing="normal" style:letter-kerning="false" style:font-name-asian="Times-Roman" style:font-size-asian="10pt" style:font-name-complex="Times-Roman" style:font-size-complex="10pt"/>
    </style:style>
    <style:style style:name="P9" style:family="paragraph" style:parent-style-name="Standard">
      <style:paragraph-properties fo:margin-left="1.27cm" fo:margin-right="0cm" style:line-height-at-least="0.494cm" fo:text-indent="-1.27cm" style:auto-text-indent="false" fo:padding="0.074cm" fo:border-left="none" fo:border-right="none" fo:border-top="none" fo:border-bottom="0.002cm solid #000000" style:text-autospace="none" style:join-border="false">
        <style:tab-stops>
          <style:tab-stop style:position="-0.882cm"/>
          <style:tab-stop style:position="0cm"/>
        </style:tab-stops>
      </style:paragraph-properties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10" style:family="paragraph" style:parent-style-name="Standard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11" style:family="paragraph" style:parent-style-name="Standard" style:list-style-name="">
      <style:paragraph-properties style:text-autospace="none">
        <style:tab-stops>
          <style:tab-stop style:position="1.046cm"/>
        </style:tab-stops>
      </style:paragraph-properties>
      <style:text-properties fo:color="#000000" style:font-name="Menlo-Regular" fo:font-size="12pt" style:font-name-asian="Menlo-Regular" style:font-size-asian="12pt" style:font-name-complex="Menlo-Regular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ourier New1" fo:font-size="10pt" style:font-size-asian="10pt" style:font-size-complex="10pt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P14" style:family="paragraph" style:parent-style-name="Standard" style:list-style-name="">
      <style:paragraph-properties fo:padding="0.074cm" fo:border-left="none" fo:border-right="none" fo:border-top="none" fo:border-bottom="0.002cm solid #000000" style:text-autospace="none" style:join-border="false">
        <style:tab-stops>
          <style:tab-stop style:position="1.046cm"/>
        </style:tab-stops>
      </style:paragraph-properties>
      <style:text-properties fo:color="#000000" style:font-name="Menlo-Regular" fo:font-size="12pt" style:font-name-asian="Menlo-Regular" style:font-size-asian="12pt" style:font-name-complex="Menlo-Regular" style:font-size-complex="12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  <style:text-properties style:font-name="Courier New1" fo:font-size="10pt" style:font-size-asian="10pt" style:font-size-complex="10pt"/>
    </style:style>
    <style:style style:name="P16" style:family="paragraph" style:parent-style-name="Standard">
      <style:paragraph-properties fo:break-before="page"/>
      <style:text-properties fo:color="#000000" style:text-outline="false" style:font-name="Menlo-Regular" fo:font-size="12pt" fo:letter-spacing="normal" style:letter-kerning="false" style:font-name-asian="Menlo-Regular" style:font-size-asian="12pt" style:font-name-complex="Menlo-Regular" style:font-size-complex="12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ourier New1" fo:font-size="10pt" style:font-size-asian="10pt" style:font-size-complex="10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font-name="Times-Roman" fo:font-size="12pt" style:font-name-asian="Times-Roman" style:font-size-asian="12pt" style:font-name-complex="Times-Roman" style:font-size-complex="12pt"/>
    </style:style>
    <style:style style:name="T4" style:family="text">
      <style:text-properties fo:color="#000000" style:text-outline="false" style:font-name="Times-Roman" fo:font-size="12pt" fo:letter-spacing="normal" style:letter-kerning="false" style:font-name-asian="Times-Roman" style:font-size-asian="12pt" style:font-name-complex="Times-Roman" style:font-size-complex="12pt"/>
    </style:style>
    <style:style style:name="T5" style:family="text">
      <style:text-properties fo:color="#000000" style:text-outline="false" fo:letter-spacing="normal" style:letter-kerning="false" style:font-name-asian="Times-Roman" style:font-name-complex="Times-Roman"/>
    </style:style>
    <style:style style:name="T6" style:family="text">
      <style:text-properties fo:color="#000000" style:font-name-asian="Times-Roman" style:font-name-complex="Times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38140134854739649" text:style-name="Outline">
        <text:list-item>
          <text:h text:style-name="P7" text:outline-level="1">GO</text:h>
        </text:list-item>
        <text:list-item>
          <text:h text:style-name="Heading_20_1" text:outline-level="1">Templates</text:h>
        </text:list-item>
      </text:list>
      <text:p text:style-name="Standard"/>
      <text:p text:style-name="Standard">Objetivo:</text:p>
      <text:p text:style-name="Standard"/>
      <text:p text:style-name="Standard">F.Creación: 21-4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7">package main</text:p>
      <text:p text:style-name="P12"/>
      <text:p text:style-name="P12">import (</text:p>
      <text:p text:style-name="P12"><text:tab/>"log"</text:p>
      <text:p text:style-name="P12"><text:tab/>"os"</text:p>
      <text:p text:style-name="P12"><text:tab/>"text/template"</text:p>
      <text:p text:style-name="P12">)</text:p>
      <text:p text:style-name="P12"/>
      <text:p text:style-name="P12">var tpl *template.Template</text:p>
      <text:p text:style-name="P12"/>
      <text:p text:style-name="P12">type sage struct {</text:p>
      <text:p text:style-name="P12"><text:tab/>Name <text:s/>string</text:p>
      <text:p text:style-name="P12"><text:tab/>Motto string</text:p>
      <text:p text:style-name="P12">}</text:p>
      <text:p text:style-name="P12"/>
      <text:p text:style-name="P12">func init() {</text:p>
      <text:p text:style-name="P12"><text:tab/>tpl = template.Must(template.ParseFiles("tpl.gohtml"))</text:p>
      <text:p text:style-name="P12">}</text:p>
      <text:p text:style-name="P15"/>
      <text:p text:style-name="P12"/>
      <text:p text:style-name="P3">sages := []string{"Gandhi", "MLK", "Buddha", "Jesus", "Muhammad"}</text:p>
      <text:p text:style-name="P3"/>
      <text:p text:style-name="P3"><text:tab/>err := tpl.Execute(os.Stdout, sages)</text:p>
      <text:p text:style-name="P3"><text:tab/>if err != nil {</text:p>
      <text:p text:style-name="P3"><text:tab/><text:tab/>log.Fatalln(err)</text:p>
      <text:p text:style-name="P3"><text:tab/>}</text:p>
      <text:p text:style-name="P3"/>
      <text:p text:style-name="P6"><text:span text:style-name="T6">•<text:tab/></text:span><text:span text:style-name="T5">{{range .}}</text:span></text:p>
      <text:p text:style-name="P5">{{.}}</text:p>
      <text:p text:style-name="P8">{{end}} </text:p>
      <text:p text:style-name="P3"><text:tab/>sages := map[string]string{</text:p>
      <text:p text:style-name="P3"><text:tab/><text:tab/>"India": <text:s text:c="3"/>"Gandhi",</text:p>
      <text:p text:style-name="P3"><text:soft-page-break/><text:tab/><text:tab/>"America": <text:s/>"MLK",</text:p>
      <text:p text:style-name="P3"><text:tab/><text:tab/>"Meditate": "Buddha",</text:p>
      <text:p text:style-name="P3"><text:tab/><text:tab/>"Love": <text:s text:c="4"/>"Jesus",</text:p>
      <text:p text:style-name="P3"><text:tab/><text:tab/>"Prophet": <text:s/>"Muhammad",</text:p>
      <text:p text:style-name="P3"><text:tab/>}</text:p>
      <text:p text:style-name="P3"/>
      <text:p text:style-name="P3"><text:tab/>err := tpl.Execute(os.Stdout, sages)</text:p>
      <text:p text:style-name="P3"><text:tab/>if err != nil {</text:p>
      <text:p text:style-name="P3"><text:tab/><text:tab/>log.Fatalln(err)</text:p>
      <text:p text:style-name="P3"><text:tab/>}</text:p>
      <text:p text:style-name="P3"/>
      <text:p text:style-name="P2">{{range .}}</text:p>
      <text:p text:style-name="P4">{{.}}</text:p>
      <text:p text:style-name="P9">{{end}} </text:p>
      <text:p text:style-name="P2"/>
      <text:p text:style-name="P2"/>
      <text:p text:style-name="P2"/>
      <text:p text:style-name="P2"/>
      <text:p text:style-name="P2">type sage struct {</text:p>
      <text:p text:style-name="P2"><text:tab/>Name <text:s/>string</text:p>
      <text:p text:style-name="P2"><text:tab/>Motto string</text:p>
      <text:p text:style-name="P2">}</text:p>
      <text:p text:style-name="P2"/>
      <text:p text:style-name="P2"><text:tab/>buddha := sage{</text:p>
      <text:p text:style-name="P2"><text:tab/><text:tab/>Name: <text:s/>"Buddha",</text:p>
      <text:p text:style-name="P2"><text:tab/><text:tab/>Motto: "The belief of no beliefs",</text:p>
      <text:p text:style-name="P2"><text:tab/>}</text:p>
      <text:p text:style-name="P2"/>
      <text:p text:style-name="P2"><text:tab/>err := tpl.Execute(os.Stdout, buddha)</text:p>
      <text:p text:style-name="P2"><text:tab/>if err != nil {</text:p>
      <text:p text:style-name="P2"><text:soft-page-break/><text:tab/><text:tab/>log.Fatalln(err)</text:p>
      <text:p text:style-name="P2"><text:tab/>}</text:p>
      <text:p text:style-name="P3"/>
      <text:p text:style-name="P3"><text:span text:style-name="T3"><text:tab/>•<text:tab/></text:span><text:span text:style-name="T4">{{.Name}} - {{.Motto}}</text:span></text:p>
      <text:p text:style-name="P13"/>
      <text:p text:style-name="P2">buddha := sage{</text:p>
      <text:p text:style-name="P2"><text:tab/><text:tab/>Name: <text:s/>"Buddha",</text:p>
      <text:p text:style-name="P2"><text:tab/><text:tab/>Motto: "The belief of no beliefs",</text:p>
      <text:p text:style-name="P2"><text:tab/>}</text:p>
      <text:p text:style-name="P2">sages := []sage{buddha, gandhi, mlk, jesus, muhammad}</text:p>
      <text:p text:style-name="P2"/>
      <text:p text:style-name="P2"><text:tab/>err := tpl.Execute(os.Stdout, sages)</text:p>
      <text:p text:style-name="P2"><text:tab/>if err != nil {</text:p>
      <text:p text:style-name="P2"><text:tab/><text:tab/>log.Fatalln(err)</text:p>
      <text:p text:style-name="P2"><text:tab/>}</text:p>
      <text:p text:style-name="P2"/>
      <text:p text:style-name="P2"/>
      <text:p text:style-name="P16">&lt;!DOCTYPE html&gt;</text:p>
      <text:p text:style-name="P11">&lt;html lang="en"&gt;</text:p>
      <text:p text:style-name="P11">&lt;head&gt;</text:p>
      <text:p text:style-name="P11"><text:s text:c="4"/>&lt;meta charset="UTF-8"&gt;</text:p>
      <text:p text:style-name="P11"><text:s text:c="4"/>&lt;title&gt;My Peeps&lt;/title&gt;</text:p>
      <text:p text:style-name="P11">&lt;/head&gt;</text:p>
      <text:p text:style-name="P11">&lt;body&gt;</text:p>
      <text:p text:style-name="P11">&lt;ul&gt;</text:p>
      <text:p text:style-name="P11"><text:s text:c="4"/>{{range .}}</text:p>
      <text:p text:style-name="P11"><text:s text:c="4"/>&lt;li&gt;{{.Name}} - {{.Motto}}&lt;/li&gt;</text:p>
      <text:p text:style-name="P11"><text:s text:c="4"/>{{end}}</text:p>
      <text:p text:style-name="P11">&lt;/ul&gt;</text:p>
      <text:p text:style-name="P11">&lt;/body&gt;</text:p>
      <text:p text:style-name="P14">&lt;/html&gt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Times-Roman" svg:font-family="Times-Roman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4</meta:editing-cycles>
    <meta:creation-date>2019-04-21T09:32:05</meta:creation-date>
    <meta:editing-duration>PT4H24M8S</meta:editing-duration>
    <meta:generator>OpenOffice/4.1.6$Unix OpenOffice.org_project/416m1$Build-9790</meta:generator>
    <meta:initial-creator>Máximo Meza</meta:initial-creator>
    <dc:date>2019-04-21T18:24:40</dc:date>
    <dc:creator>Máximo Meza</dc:creator>
    <meta:document-statistic meta:table-count="0" meta:image-count="0" meta:object-count="0" meta:page-count="4" meta:paragraph-count="81" meta:word-count="181" meta:character-count="1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